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>
        <style:tab-stops>
          <style:tab-stop style:type="left" style:position="0in"/>
        </style:tab-stops>
      </style:paragraph-properties>
    </style:style>
    <style:style style:name="P19" style:parent-style-name="Základnítext" style:family="paragraph">
      <style:text-properties fo:background-color="#FFFF00"/>
    </style:style>
    <style:style style:name="P20" style:parent-style-name="Základnítext" style:family="paragraph">
      <style:text-properties fo:background-color="#FFFF00"/>
    </style:style>
    <style:style style:name="P21" style:parent-style-name="Základnítext" style:family="paragraph">
      <style:paragraph-properties fo:margin-top="0in" fo:margin-bottom="0in" fo:line-height="100%"/>
      <style:text-properties fo:font-weight="bold" style:font-weight-asian="bold" fo:color="#008576" fo:font-size="12pt" style:font-size-asian="12pt" style:font-size-complex="13pt"/>
    </style:style>
    <style:style style:name="P22" style:parent-style-name="Základnítext" style:family="paragraph">
      <style:paragraph-properties fo:margin-top="0in" fo:margin-bottom="0in" fo:line-height="100%"/>
      <style:text-properties fo:font-size="12pt" style:font-size-asian="12pt" style:font-size-complex="13pt"/>
    </style:style>
    <style:style style:name="P23" style:parent-style-name="Základnítext" style:family="paragraph">
      <style:paragraph-properties fo:margin-top="0in" fo:margin-bottom="0in" fo:line-height="100%"/>
    </style:style>
    <style:style style:name="T24" style:parent-style-name="Standardnípísmoodstavce" style:family="text">
      <style:text-properties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7/2019<text:bookmark-end text:name="Text14"/></text:p>
            <text:p text:style-name="Normální">KVOP-2472/2019<text:bookmark-end text:name="Text2"/></text:p>
            <text:p text:style-name="Normální"><text:bookmark-start text:name="Text6"/>15. 01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JUDr. R. R., advokát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doktore,</text:p>
      <text:p text:style-name="Základnítext">dne 10. ledna 2019 byla do Kanceláře veřejného ochránce práv doručena žádost Vašeho klienta, pana M. Š., podle zákona č. 106/1999 Sb., o svobodném přístupu k informacím, ve znění pozdějších předpisů, o poskytnutí:</text:p>
      <text:p text:style-name="P18">stanovisek, která Kancelář veřejného ochránce práv vyhotovila ve věci šetření související se schválením technické způsobilosti vozidla Městským úřadem v Dobrušce a zamítnutím návrhu na obnovu řízení.</text:p>
      <text:p text:style-name="Základnítext">Ve smyslu zákona o svobodném přístupu k informacím,<text:s/><text:span text:style-name="Silné">se<text:s/></text:span><text:span text:style-name="Silné">výše<text:s/></text:span><text:span text:style-name="Silné">uvedené informace<text:s/></text:span><text:span text:style-name="Silné">v anonymizované podobě<text:s/></text:span><text:span text:style-name="Silné">poskytují<text:s/></text:span><text:span text:style-name="Silné">a jsou přílohou tohoto dopisu.</text:span></text:p>
      <text:p text:style-name="Základnítext"><text:span text:style-name="Silné">Pro úplnost dodávám, že na druhou část dopisu, tj. žádost, aby ochránkyně zahájila šetření v individuálním případu Vašeho klienta, obdržíte samostatnou odpověď.</text:span></text:p>
      <text:p text:style-name="Základnítext">S pozdravem</text:p>
      <text:p text:style-name="P19"/>
      <text:p text:style-name="P20"/>
      <text:p text:style-name="podpis">Mgr. Petra Zdražilová v. r.</text:p>
      <text:p text:style-name="podpis">ředitelka právní sekce</text:p>
      <text:p text:style-name="podpis">(dopis je opatřen elektronickým podpisem)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21">Přílohy</text:p>
      <text:p text:style-name="P22">Zpráva o šetření</text:p>
      <text:p text:style-name="P23"><text:span text:style-name="T24">Závěrečné stanovisk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4Z58*</text:span>*KVOPX0094Z58*</text:p>
        <text:p text:style-name="P12"><text:span text:style-name="T13">KVOPX0094Z58</text:span>KVOPX0094Z58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3-13T12:58:00Z</meta:creation-date>
    <dc:date>2019-03-13T12:58:00Z</dc:date>
    <meta:print-date>2016-06-27T08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2" meta:word-count="163" meta:character-count="1129" meta:row-count="8" meta:non-whitespace-character-count="968"/>
  </office:meta>
</office:document-meta>
</file>